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1295in" svg:y="0.0394in">
            <draw:object draw:notify-on-update-of-ranges="Sheet1.A1:Sheet1.A1 Sheet1.A2:Sheet1.A18 Sheet1.B1:Sheet1.B1 Sheet1.B2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ependacy of time required to sort 500000 elements using bubble algorithm from number of working threads</svg:title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time (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3:20:01.440558822</meta:creation-date>
    <dc:date>2023-01-29T23:36:35.960039128</dc:date>
    <meta:editing-duration>PT1M26S</meta:editing-duration>
    <meta:editing-cycles>1</meta:editing-cycles>
    <meta:document-statistic meta:table-count="1" meta:cell-count="3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64cm" svg:y="3.952cm" style:legend-expansion="high" chart:style-name="ch2"/>
        <chart:plot-area chart:style-name="ch3" table:cell-range-address="Sheet1.A1:Sheet1.B18" chart:data-source-has-labels="row" svg:x="0.32cm" svg:y="0.18cm" svg:width="12.224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191cm" svg:y="0.272cm" svg:width="11.288cm" svg:height="7.9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2:Sheet1.A18" chart:label-cell-address="Sheet1.A1:Sheet1.A1" chart:class="chart:bar">
            <chart:data-point chart:repeated="17"/>
          </chart:series>
          <chart:series chart:style-name="ch8" chart:values-cell-range-address="Sheet1.B2:Sheet1.B18" chart:label-cell-address="Sheet1.B1:Sheet1.B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number</text:p>
                <draw:g>
                  <svg:desc>Sheet1.A1:Sheet1.A1</svg:desc>
                </draw:g>
              </table:table-cell>
              <table:table-cell office:value-type="string">
                <text:p>time (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8</svg:desc>
                </draw:g>
              </table:table-cell>
              <table:table-cell office:value-type="float" office:value="250">
                <text:p>250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